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ity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8">
            <text:p>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29">
            <text:p>2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96">
            <text:p>9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98">
            <text:p>19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51">
            <text:p>2051</text:p>
          </table:table-cell>
          <table:table-cell table:style-name="ce22" office:value-type="float" office:value="170">
            <text:p>17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950">
            <text:p>18950</text:p>
          </table:table-cell>
          <table:table-cell table:style-name="ce22" office:value-type="float" office:value="1751">
            <text:p>175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0">
            <text:p>5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0">
            <text:p>4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07">
            <text:p>1507</text:p>
          </table:table-cell>
          <table:table-cell table:style-name="ce22" office:value-type="float" office:value="386">
            <text:p>38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501">
            <text:p>11501</text:p>
          </table:table-cell>
          <table:table-cell table:style-name="ce22" office:value-type="float" office:value="2207">
            <text:p>220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98">
            <text:p>9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11">
            <text:p>1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78">
            <text:p>1978</text:p>
          </table:table-cell>
          <table:table-cell table:style-name="ce22" office:value-type="float" office:value="57">
            <text:p>57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10">
            <text:p>1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56">
            <text:p>5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15">
            <text:p>1615</text:p>
          </table:table-cell>
          <table:table-cell table:style-name="ce22" office:value-type="float" office:value="289">
            <text:p>28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696">
            <text:p>13696</text:p>
          </table:table-cell>
          <table:table-cell table:style-name="ce22" office:value-type="float" office:value="854">
            <text:p>85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51">
            <text:p>1451</text:p>
          </table:table-cell>
          <table:table-cell table:style-name="ce22" office:value-type="float" office:value="189">
            <text:p>18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7606">
            <text:p>57606</text:p>
          </table:table-cell>
          <table:table-cell table:style-name="ce22" office:value-type="float" office:value="6510">
            <text:p>651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03">
            <text:p>903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1659">
            <text:p>165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626">
            <text:p>2626</text:p>
          </table:table-cell>
          <table:table-cell table:style-name="ce22" office:value-type="float" office:value="455">
            <text:p>45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043">
            <text:p>10043</text:p>
          </table:table-cell>
          <table:table-cell table:style-name="ce22" office:value-type="float" office:value="40">
            <text:p>4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328">
            <text:p>18328</text:p>
          </table:table-cell>
          <table:table-cell table:style-name="ce22" office:value-type="float" office:value="53">
            <text:p>5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78">
            <text:p>1278</text:p>
          </table:table-cell>
          <table:table-cell table:style-name="ce22" office:value-type="float" office:value="21">
            <text:p>2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178">
            <text:p>5178</text:p>
          </table:table-cell>
          <table:table-cell table:style-name="ce22" office:value-type="float" office:value="679">
            <text:p>67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8">
            <text:p>103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507">
            <text:p>6507</text:p>
          </table:table-cell>
          <table:table-cell table:style-name="ce22" office:value-type="float" office:value="489">
            <text:p>48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840">
            <text:p>47840</text:p>
          </table:table-cell>
          <table:table-cell table:style-name="ce22" office:value-type="float" office:value="3933">
            <text:p>393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2959">
            <text:p>92959</text:p>
          </table:table-cell>
          <table:table-cell table:style-name="ce22" office:value-type="float" office:value="8369">
            <text:p>836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0565">
            <text:p>150565</text:p>
          </table:table-cell>
          <table:table-cell table:style-name="ce22" office:value-type="float" office:value="14879">
            <text:p>14879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